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d"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5cm" table:align="margins"/>
    </style:style>
    <style:style style:name="Tabel1.A" style:family="table-column">
      <style:table-column-properties style:column-width="2.408cm" style:rel-column-width="1365*"/>
    </style:style>
    <style:style style:name="Tabel1.B" style:family="table-column">
      <style:table-column-properties style:column-width="5.318cm" style:rel-column-width="3015*"/>
    </style:style>
    <style:style style:name="Tabel1.C" style:family="table-column">
      <style:table-column-properties style:column-width="4.577cm" style:rel-column-width="2595*"/>
    </style:style>
    <style:style style:name="Tabel1.D" style:family="table-column">
      <style:table-column-properties style:column-width="2.697cm" style:rel-column-width="1529*"/>
    </style:style>
    <style:style style:name="Tabel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1.D1" style:family="table-cell">
      <style:table-cell-properties fo:background-color="#000000" fo:padding="0.097cm" fo:border="0.002cm solid #000000">
        <style:background-image/>
      </style:table-cell-properties>
    </style:style>
    <style:style style:name="Tabel1.A2" style:family="table-cell">
      <style:table-cell-properties fo:padding="0.097cm" fo:border-left="0.002cm solid #000000" fo:border-right="none" fo:border-top="none" fo:border-bottom="0.002cm solid #000000"/>
    </style:style>
    <style:style style:name="Tabel1.D2" style:family="table-cell">
      <style:table-cell-properties fo:padding="0.097cm" fo:border-left="0.002cm solid #000000" fo:border-right="0.002cm solid #000000" fo:border-top="none" fo:border-bottom="0.002cm solid #000000"/>
    </style:style>
    <style:style style:name="Tabel2" style:family="table">
      <style:table-properties style:width="15cm" table:align="margins"/>
    </style:style>
    <style:style style:name="Tabel2.A" style:family="table-column">
      <style:table-column-properties style:column-width="2.408cm" style:rel-column-width="1365*"/>
    </style:style>
    <style:style style:name="Tabel2.B" style:family="table-column">
      <style:table-column-properties style:column-width="5.318cm" style:rel-column-width="3015*"/>
    </style:style>
    <style:style style:name="Tabel2.C" style:family="table-column">
      <style:table-column-properties style:column-width="4.554cm" style:rel-column-width="2582*"/>
    </style:style>
    <style:style style:name="Tabel2.D" style:family="table-column">
      <style:table-column-properties style:column-width="2.72cm" style:rel-column-width="1542*"/>
    </style:style>
    <style:style style:name="Tabel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2.D1" style:family="table-cell">
      <style:table-cell-properties fo:background-color="#000000" fo:padding="0.097cm" fo:border="0.002cm solid #000000">
        <style:background-image/>
      </style:table-cell-properties>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color="#ffffff"/>
    </style:style>
    <style:style style:name="P2" style:family="paragraph" style:parent-style-name="Text_20_body">
      <style:paragraph-properties fo:keep-together="always" fo:keep-with-next="always"/>
    </style:style>
    <style:style style:name="P3" style:family="paragraph" style:parent-style-name="Text_20_body" style:master-page-name="">
      <style:paragraph-properties fo:keep-together="always" style:page-number="auto" fo:keep-with-next="always"/>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3"/>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style style:name="P13" style:family="paragraph" style:parent-style-name="Text_20_body">
      <style:text-properties fo:font-size="12pt" fo:font-weight="bold" style:font-size-asian="12pt" style:font-weight-asian="bold" style:font-size-complex="12pt" style:font-weight-complex="bold"/>
    </style:style>
    <style:style style:name="P14" style:family="paragraph" style:parent-style-name="Text_20_body">
      <style:paragraph-properties fo:margin-top="0cm" fo:margin-bottom="0.199cm"/>
    </style:style>
    <style:style style:name="P15" style:family="paragraph" style:parent-style-name="Text_20_body" style:list-style-name="L1">
      <style:paragraph-properties fo:margin-top="0cm" fo:margin-bottom="0.199cm"/>
    </style:style>
    <style:style style:name="P16" style:family="paragraph" style:parent-style-name="Text_20_body" style:list-style-name="L1">
      <style:paragraph-properties fo:margin-top="0cm" fo:margin-bottom="0.199cm"/>
    </style:style>
    <style:style style:name="P17" style:family="paragraph" style:parent-style-name="Text_20_body" style:list-style-name="L1">
      <style:paragraph-properties fo:margin-top="0cm" fo:margin-bottom="0.199cm"/>
    </style:style>
    <style:style style:name="P18" style:family="paragraph" style:parent-style-name="Text_20_body" style:list-style-name="L1">
      <style:paragraph-properties fo:margin-top="0cm" fo:margin-bottom="0.199cm"/>
    </style:style>
    <style:style style:name="P19" style:family="paragraph" style:parent-style-name="Text_20_body" style:list-style-name="L1">
      <style:paragraph-properties fo:margin-top="0cm" fo:margin-bottom="0.199cm"/>
    </style:style>
    <style:style style:name="P20" style:family="paragraph" style:parent-style-name="Text_20_body" style:list-style-name="L1">
      <style:paragraph-properties fo:margin-top="0cm" fo:margin-bottom="0.199cm"/>
    </style:style>
    <style:style style:name="P21" style:family="paragraph" style:parent-style-name="Text_20_body" style:list-style-name="L2">
      <style:paragraph-properties fo:margin-top="0cm" fo:margin-bottom="0.199cm"/>
    </style:style>
    <style:style style:name="P22" style:family="paragraph" style:parent-style-name="Text_20_body" style:list-style-name="L2">
      <style:paragraph-properties fo:margin-top="0cm" fo:margin-bottom="0.199cm"/>
    </style:style>
    <style:style style:name="P23" style:family="paragraph" style:parent-style-name="Text_20_body" style:list-style-name="L2">
      <style:paragraph-properties fo:margin-top="0cm" fo:margin-bottom="0.499cm"/>
    </style:style>
    <style:style style:name="P24" style:family="paragraph" style:parent-style-name="Text_20_body">
      <style:paragraph-properties fo:margin-top="0cm" fo:margin-bottom="0.3cm"/>
    </style:style>
    <style:style style:name="P25" style:family="paragraph" style:parent-style-name="Standard">
      <style:paragraph-properties fo:break-before="page"/>
    </style:style>
    <style:style style:name="P26" style:family="paragraph" style:parent-style-name="Heading">
      <style:text-properties fo:font-size="36pt" fo:font-weight="bold" style:font-size-asian="36pt" style:font-weight-asian="bold" style:font-size-complex="36pt" style:font-weight-complex="bold"/>
    </style:style>
    <style:style style:name="P27" style:family="paragraph" style:parent-style-name="Heading">
      <style:text-properties fo:font-size="12pt" fo:font-weight="bold" style:font-size-asian="12pt" style:font-weight-asian="bold" style:font-size-complex="12pt" style:font-weight-complex="bold"/>
    </style:style>
    <style:style style:name="P28" style:family="paragraph" style:parent-style-name="Heading_20_1">
      <style:paragraph-properties fo:margin-top="0cm" fo:margin-bottom="0.21cm"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3"/>
      <text:p text:style-name="P13"/>
      <text:p text:style-name="P13"/>
      <text:p text:style-name="P13"/>
      <text:p text:style-name="P26">Content 3.0</text:p>
      <text:p text:style-name="Standard">A page editing module for Zikula</text:p>
      <text:p text:style-name="Standard"/>
      <text:p text:style-name="Standard">By Jørn Wildt</text:p>
      <text:p text:style-name="Standard"/>
      <text:p text:style-name="P25"/>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Content</text:p>
          </text:index-title>
          <text:p text:style-name="P29">Introduction<text:tab/>2</text:p>
          <text:p text:style-name="P29">License<text:tab/>2</text:p>
          <text:p text:style-name="P29">Requirements<text:tab/>2</text:p>
          <text:p text:style-name="P29">Installation<text:tab/>3</text:p>
          <text:p text:style-name="P29">Permissions<text:tab/>3</text:p>
          <text:p text:style-name="P29">Translating content<text:tab/>4</text:p>
          <text:p text:style-name="P29">Short URLs<text:tab/>4</text:p>
          <text:p text:style-name="P29">Extending Content with content plugins<text:tab/>5</text:p>
          <text:p text:style-name="P30">Edit template for content plugins<text:tab/>6</text:p>
          <text:p text:style-name="P30">Translating content<text:tab/>7</text:p>
          <text:p text:style-name="P29">Credits<text:tab/>7</text:p>
          <text:p text:style-name="P31">Developers<text:tab/>7</text:p>
          <text:p text:style-name="P31">Portal JavaScript (for drag and drop content items)<text:tab/>7</text:p>
          <text:p text:style-name="P31">phpFlickr (Flickr integration)<text:tab/>7</text:p>
          <text:p text:style-name="P31">SimplePie (RSS feeds)<text:tab/>7</text:p>
          <text:p text:style-name="P31">LightboxXL<text:tab/>8</text:p>
          <text:p text:style-name="P31">Greybox<text:tab/>8</text:p>
        </text:index-body>
      </text:table-of-content>
      <text:p text:style-name="Standard"/>
      <text:h text:style-name="P28" text:outline-level="1">Introduction</text:h>
      <text:p text:style-name="Text_20_body">"Content" is a content editing module for Zikula. With it you can insert and edit various content items, such as HTML texts, YouTube videos, Google maps, RSS feeds, and Flickr photos. You can combine all of these elements on pages with fixed layouts like 1-column or 2-column.</text:p>
      <text:p text:style-name="Text_20_body">With Content you can</text:p>
      <text:list text:style-name="L1">
        <text:list-item>
          <text:p text:style-name="P15">Manage your pages in a tree structure</text:p>
        </text:list-item>
        <text:list-item>
          <text:p text:style-name="P15">Have your site's menu and sitemap generated automatically</text:p>
        </text:list-item>
        <text:list-item>
          <text:p text:style-name="P15">Put content in multiple categories</text:p>
        </text:list-item>
        <text:list-item>
          <text:p text:style-name="P15">Integrate content from many different sources</text:p>
        </text:list-item>
        <text:list-item>
          <text:p text:style-name="P15">Create pages in multiple languages (with the same URL)</text:p>
        </text:list-item>
        <text:list-item>
          <text:p text:style-name="P15">Use nice clean-looking URLs</text:p>
        </text:list-item>
        <text:list-item>
          <text:p text:style-name="P4">Save complete revision history of your pages</text:p>
        </text:list-item>
      </text:list>
      <text:p text:style-name="Text_20_body">Content aims to be an extensible module - with some PHP skills you can easily add new plugins to handle new types of content items. Please read more about extending Content on page <text:reference-ref text:reference-format="page" text:ref-name="Development">5</text:reference-ref>.</text:p>
      <text:p text:style-name="Text_20_body">We hope you will find the Content module usefull and enjoy using it for your Zikula sites.</text:p>
      <text:p text:style-name="Text_20_body">Regards, The Content Development Team</text:p>
      <text:h text:style-name="Heading_20_1" text:outline-level="1">License</text:h>
      <text:p text:style-name="Text_20_body">Content is released under the GNU General Public License – see the file ”license.txt”.</text:p>
      <text:h text:style-name="Heading_20_1" text:outline-level="1">Requirements</text:h>
      <text:list text:style-name="L2">
        <text:list-item>
          <text:p text:style-name="P21">Zikula 1.x</text:p>
        </text:list-item>
        <text:list-item>
          <text:p text:style-name="P21">MySQL 5.x</text:p>
        </text:list-item>
        <text:list-item>
          <text:p text:style-name="P23">PHP 4.3</text:p>
        </text:list-item>
      </text:list>
      <text:p text:style-name="P14">You can use MySQL 4.x but then you must remove a line in file pnpageapi.php. It is marked with "MySQL 4". By doing this you will loose the ability to collapse and expand the page listing.</text:p>
      <text:p text:style-name="P14">Content works with Scribite 3.x for HTML editing. This version of Scribite works with Zikula 1.1.x.</text:p>
      <text:h text:style-name="Heading_20_1" text:outline-level="1"><text:soft-page-break/>Installation</text:h>
      <text:p text:style-name="Text_20_body">Copy the files into the "modules" directory, just like with any other Zikula module. Then go to Zikula's admin page and find the "modules" setup. Here you regenerate the module list and then initialize and activate Content.</text:p>
      <text:p text:style-name="Text_20_body">If you want to use the Flickr plugins then you need a Flicker API key.</text:p>
      <text:p text:style-name="Text_20_body">- See http://www.flickr.com/api</text:p>
      <text:p text:style-name="Text_20_body">If you want to use the Google maps plugin then you need a Google map key</text:p>
      <text:p text:style-name="Text_20_body">- See http://www.google.com/apis/maps/signup.html</text:p>
      <text:p text:style-name="Text_20_body">Both the Flickr and the Google map API key can be specified in Content's admin page.</text:p>
      <text:p text:style-name="Text_20_body">If you want to have a HTML wysiwyg editor then install Scribite 3.0 (which requires Zikula 1.1.x). In Scribite you need to select a default editor and nothing else (don't supply any "functions" or "area ID"). If you want to include Mediashare items in your Scribite editor then only the Xinha editor is supported at the moment (this is a Mediashare issue).</text:p>
      <text:p text:style-name="Text_20_body">- See http://code.zikula.org/scribite</text:p>
      <text:p text:style-name="Text_20_body">If you want to enable BBCode filtering then install BBCode, but do NOT enable it as a hook for the Content module (you would get the output filtered twice). Please do not use pn_BBCode 1.22 but wait for a Zikula 1.0 release.</text:p>
      <text:p text:style-name="Text_20_body">- See <text:a xlink:type="simple" xlink:href="http://community.zikula.org/module-Database-viewpub-tid-3-pid-17.htm">http://community.zikula.org/module-Database-viewpub-tid-3-pid-17.htm</text:a></text:p>
      <text:h text:style-name="Heading_20_1" text:outline-level="1">Permissions</text:h>
      <table:table table:name="Tabel1" table:style-name="Tabel1">
        <table:table-column table:style-name="Tabel1.A"/>
        <table:table-column table:style-name="Tabel1.B"/>
        <table:table-column table:style-name="Tabel1.C"/>
        <table:table-column table:style-name="Tabel1.D"/>
        <table:table-row>
          <table:table-cell table:style-name="Tabel1.A1" office:value-type="string">
            <text:p text:style-name="P1">Group</text:p>
          </table:table-cell>
          <table:table-cell table:style-name="Tabel1.A1" office:value-type="string">
            <text:p text:style-name="P1">Component</text:p>
          </table:table-cell>
          <table:table-cell table:style-name="Tabel1.A1" office:value-type="string">
            <text:p text:style-name="P1">Instance</text:p>
          </table:table-cell>
          <table:table-cell table:style-name="Tabel1.D1" office:value-type="string">
            <text:p text:style-name="P1">Permission</text:p>
          </table:table-cell>
        </table:table-row>
        <table:table-row>
          <table:table-cell table:style-name="Tabel1.A2" office:value-type="string">
            <text:p text:style-name="Table_20_Contents">Editors</text:p>
          </table:table-cell>
          <table:table-cell table:style-name="Tabel1.A2" office:value-type="string">
            <text:p text:style-name="Table_20_Contents">Content::</text:p>
          </table:table-cell>
          <table:table-cell table:style-name="Tabel1.A2" office:value-type="string">
            <text:p text:style-name="Table_20_Contents">.*</text:p>
          </table:table-cell>
          <table:table-cell table:style-name="Tabel1.D2" office:value-type="string">
            <text:p text:style-name="Table_20_Contents">edit</text:p>
          </table:table-cell>
        </table:table-row>
        <table:table-row>
          <table:table-cell table:style-name="Tabel1.A2" office:value-type="string">
            <text:p text:style-name="Table_20_Contents">All groups</text:p>
          </table:table-cell>
          <table:table-cell table:style-name="Tabel1.A2" office:value-type="string">
            <text:p text:style-name="Table_20_Contents">Content::</text:p>
          </table:table-cell>
          <table:table-cell table:style-name="Tabel1.A2" office:value-type="string">
            <text:p text:style-name="Table_20_Contents">.*</text:p>
          </table:table-cell>
          <table:table-cell table:style-name="Tabel1.D2" office:value-type="string">
            <text:p text:style-name="Table_20_Contents">read</text:p>
          </table:table-cell>
        </table:table-row>
      </table:table>
      <text:p text:style-name="Text_20_body"/>
      <text:p text:style-name="Text_20_body">You can restrict access to certain plugins through these rules:</text:p>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1">Group</text:p>
          </table:table-cell>
          <table:table-cell table:style-name="Tabel2.A1" office:value-type="string">
            <text:p text:style-name="P1">Component</text:p>
          </table:table-cell>
          <table:table-cell table:style-name="Tabel2.A1" office:value-type="string">
            <text:p text:style-name="P1">Instance</text:p>
          </table:table-cell>
          <table:table-cell table:style-name="Tabel2.D1" office:value-type="string">
            <text:p text:style-name="P1">Permission</text:p>
          </table:table-cell>
        </table:table-row>
        <table:table-row>
          <table:table-cell table:style-name="Tabel2.A2" office:value-type="string">
            <text:p text:style-name="Table_20_Contents">...</text:p>
          </table:table-cell>
          <table:table-cell table:style-name="Tabel2.A2" office:value-type="string">
            <text:p text:style-name="Table_20_Contents">Content:plugins:content</text:p>
          </table:table-cell>
          <table:table-cell table:style-name="Tabel2.A2" office:value-type="string">
            <text:p text:style-name="Table_20_Contents">contentTypeName::</text:p>
          </table:table-cell>
          <table:table-cell table:style-name="Tabel2.D2" office:value-type="string">
            <text:p text:style-name="Table_20_Contents">read</text:p>
          </table:table-cell>
        </table:table-row>
        <table:table-row>
          <table:table-cell table:style-name="Tabel2.A2" office:value-type="string">
            <text:p text:style-name="Table_20_Contents">...</text:p>
          </table:table-cell>
          <table:table-cell table:style-name="Tabel2.A2" office:value-type="string">
            <text:p text:style-name="Table_20_Contents">Content:plugins:layout</text:p>
          </table:table-cell>
          <table:table-cell table:style-name="Tabel2.A2" office:value-type="string">
            <text:p text:style-name="Table_20_Contents">layoutName::</text:p>
          </table:table-cell>
          <table:table-cell table:style-name="Tabel2.D2" office:value-type="string">
            <text:p text:style-name="Table_20_Contents">Read</text:p>
          </table:table-cell>
        </table:table-row>
      </table:table>
      <text:p text:style-name="Text_20_body"/>
      <text:h text:style-name="Heading_20_1" text:outline-level="1"><text:soft-page-break/>Translating content</text:h>
      <text:p text:style-name="Text_20_body">Most of the content can be translated into different languages without any effect on the URL for the page. So you can have both an English, a Danish and a German version of the same page at the same time.</text:p>
      <text:p text:style-name="Text_20_body">When you create and edit content, you write what is assumed to be the <text:s/>default language - without any specification of the actual language. Just write your text and it will show up in all languages.</text:p>
      <text:p text:style-name="Text_20_body">You can at any time click "translate" on a page which will bring you to the translation window for that page. Here you will see the default text and be presented with a place to write the translation into the current language.</text:p>
      <text:p text:style-name="Text_20_body">If you want to translate content into more than one language then you must activate the language(s) you require one by one (using Zikula's standard ways to do this) and then do the translation for the active language.</text:p>
      <text:h text:style-name="Heading_20_1" text:outline-level="1">Short URLs</text:h>
      <text:p text:style-name="Text_20_body">Content supports Zikula's directory based short URLs. You must activate this in the admin settings before Content starts producing short URLs. The URL <text:s/>formats are:</text:p>
      <text:p text:style-name="Text_20_body"><text:s text:c="2"/>/Content/PAGENAME.html<text:tab/>- show complete page</text:p>
      <text:p text:style-name="Text_20_body"><text:s text:c="2"/>/Content/PAGENAME<text:tab/><text:tab/>- list all pages beneath the referred page</text:p>
      <text:p text:style-name="Text_20_body"><text:s text:c="2"/>/Content/list/cat:ID<text:tab/><text:tab/>- list all pages related to category ID</text:p>
      <text:p text:style-name="Text_20_body"><text:s text:c="2"/>/Content/list<text:tab/><text:tab/><text:tab/>- list all pages</text:p>
      <text:p text:style-name="Text_20_body"><text:s text:c="2"/>/Content/sitemap<text:tab/><text:tab/><text:tab/>- complete site map</text:p>
      <text:p text:style-name="Text_20_body"><text:s text:c="2"/>/Content/extlist<text:tab/><text:tab/><text:tab/>- list all pages header's content</text:p>
      <text:p text:style-name="Text_20_body"><text:s text:c="2"/>/Content/pagelist<text:tab/><text:tab/><text:tab/>- list all pages with full page content</text:p>
      <text:p text:style-name="Text_20_body"><text:s text:c="2"/>/Content/categories<text:tab/><text:tab/>- list all categories with links to page lists</text:p>
      <text:p text:style-name="Text_20_body">Further parameters for the list, extlist, and pagelist URLs are:</text:p>
      <text:p text:style-name="P24"><text:s text:c="4"/>cat=X<text:tab/><text:tab/>- show pages related to category ID X</text:p>
      <text:p text:style-name="P24"><text:s text:c="4"/>page=X<text:tab/><text:tab/>- show page no. X (zero based)</text:p>
      <text:p text:style-name="P24"><text:s text:c="4"/>pagesize=X<text:tab/>- show X items on each page</text:p>
      <text:p text:style-name="P24"><text:s text:c="4"/>orderby=X<text:tab/>- order by field X (any page field from pntables.php)</text:p>
      <text:p text:style-name="P24"><text:s text:c="4"/>orderdir=X<text:tab/>- order by direction X (asc/desc)</text:p>
      <text:h text:style-name="Heading_20_1" text:outline-level="1"><text:soft-page-break/><text:reference-mark-start text:name="Development"/>Extending Content with content plugins<text:reference-mark-end text:name="Development"/></text:h>
      <text:p text:style-name="Text_20_body">Content plugins are small pieces of code that enable users to insert new kinds of content on a page. Such plugins can be rather diverse - from a list of photos on flickr.com or a map from Google to a simple text editor.</text:p>
      <text:p text:style-name="Text_20_body">Here are the steps you must follow to create a new plugin</text:p>
      <text:list text:style-name="L3">
        <text:list-item>
          <text:p text:style-name="P5">Decide which module 'MOD' it belongs to</text:p>
        </text:list-item>
        <text:list-item>
          <text:p text:style-name="P5">Decide a name 'PLUGIN' for your plugin.</text:p>
        </text:list-item>
        <text:list-item>
          <text:p text:style-name="P5">Create a plugin file named modules/MOD/pncontenttypesapi/PLUGIN.php</text:p>
        </text:list-item>
        <text:list-item>
          <text:p text:style-name="P5">Define a class, in your plugin file, that extends 'contentTypeBase'. The name of this class should be 'MOD'_contenttypesapi_PLUGINplugin'.</text:p>
        </text:list-item>
        <text:list-item>
          <text:p text:style-name="P5">Add a PostNuke API function that creates an instance of the plugin. The name of this function must be 'MOD_contenttypesapi_PLUGIN'.</text:p>
        </text:list-item>
        <text:list-item>
          <text:p text:style-name="P5">Add a template file for editing content in 'modules/MOD/pntemplates/contenttype/PLUGIN_edit.html' (see more below)</text:p>
        </text:list-item>
      </text:list>
      <text:p text:style-name="Text_20_body">That's about it. But there's a few more things you need to know:</text:p>
      <text:list text:style-name="L4">
        <text:list-item>
          <text:p text:style-name="P11">You can have your own language defines in 'modules/MOD/pnlang/LANG/contenttypesapi.php'</text:p>
        </text:list-item>
        <text:list-item>
          <text:p text:style-name="P11">Templated output from the plugin should use the template 'modules/MOD/pntemplates/contenttype/PLUGIN_view.html'</text:p>
        </text:list-item>
      </text:list>
      <text:p text:style-name="Text_20_body">Here is a simplified example (from the 'Computer Code' plugin). You can find a complete description of the plugin methods in the code comments for the base class 'contentTypeBase':</text:p>
      <text:p text:style-name="Computer_20_Code">class content_contenttypesapi_computerCodePlugin extends contentTypeBase</text:p>
      <text:p text:style-name="Computer_20_Code">{</text:p>
      <text:p text:style-name="Computer_20_Code"><text:s text:c="2"/>var $text;</text:p>
      <text:p text:style-name="Computer_20_Code"/>
      <text:p text:style-name="Computer_20_Code"><text:s text:c="2"/>function getModule() { return 'content'; }</text:p>
      <text:p text:style-name="Computer_20_Code"><text:s text:c="2"/>function getName() { return 'computercode'; }</text:p>
      <text:p text:style-name="Computer_20_Code"><text:s text:c="2"/>function getTitle() { return _CONTENT_CONTENTENTTYPE_CCTITLE; }</text:p>
      <text:p text:style-name="Computer_20_Code"><text:s text:c="2"/>function getDescription() { return _CONTENT_CONTENTENTTYPE_CCDESCR; }</text:p>
      <text:p text:style-name="Computer_20_Code"/>
      <text:p text:style-name="Computer_20_Code"><text:s text:c="2"/>function content_contenttypesapi_computerCodePlugin($data)</text:p>
      <text:p text:style-name="Computer_20_Code"><text:s text:c="2"/>{</text:p>
      <text:p text:style-name="Computer_20_Code"><text:s text:c="4"/>// If any data available from outside then set values from this</text:p>
      <text:p text:style-name="Computer_20_Code"><text:s text:c="4"/>// (Data may be empty when creating new plugin from scratch)</text:p>
      <text:p text:style-name="Computer_20_Code"><text:s text:c="4"/>if (!empty($data))</text:p>
      <text:p text:style-name="Computer_20_Code"><text:s text:c="4"/>{</text:p>
      <text:p text:style-name="Computer_20_Code"><text:s text:c="6"/>$this-&gt;text = $data['text'];</text:p>
      <text:p text:style-name="Computer_20_Code"><text:s text:c="4"/>}</text:p>
      <text:p text:style-name="Computer_20_Code"><text:s text:c="2"/>}</text:p>
      <text:p text:style-name="Computer_20_Code"/>
      <text:p text:style-name="Computer_20_Code"><text:soft-page-break/></text:p>
      <text:p text:style-name="Computer_20_Code"><text:s text:c="2"/>function display()</text:p>
      <text:p text:style-name="Computer_20_Code"><text:s text:c="2"/>{</text:p>
      <text:p text:style-name="Computer_20_Code"><text:s text:c="4"/>return ... formatted computer code for front-end use ...</text:p>
      <text:p text:style-name="Computer_20_Code"><text:s text:c="2"/>}</text:p>
      <text:p text:style-name="Computer_20_Code"/>
      <text:p text:style-name="Computer_20_Code"/>
      <text:p text:style-name="Computer_20_Code"><text:s text:c="2"/>function displayEditing()</text:p>
      <text:p text:style-name="Computer_20_Code"><text:s text:c="2"/>{</text:p>
      <text:p text:style-name="Computer_20_Code"><text:s text:c="4"/>return ... formatted computer code for back-end use ...</text:p>
      <text:p text:style-name="Computer_20_Code"><text:s text:c="2"/>}</text:p>
      <text:p text:style-name="Computer_20_Code"/>
      <text:p text:style-name="Computer_20_Code"/>
      <text:p text:style-name="Computer_20_Code"><text:s text:c="2"/>function getDefaultData()</text:p>
      <text:p text:style-name="Computer_20_Code"><text:s text:c="2"/>{ </text:p>
      <text:p text:style-name="Computer_20_Code"><text:s text:c="4"/>return array('text' =&gt; '');</text:p>
      <text:p text:style-name="Computer_20_Code"><text:s text:c="2"/>}</text:p>
      <text:p text:style-name="Computer_20_Code">}</text:p>
      <text:p text:style-name="Computer_20_Code"/>
      <text:p text:style-name="Computer_20_Code"/>
      <text:p text:style-name="Computer_20_Code">// Factory method called by the environment</text:p>
      <text:p text:style-name="Computer_20_Code">function content_contenttypesapi_computerCode($args)</text:p>
      <text:p text:style-name="Computer_20_Code">{</text:p>
      <text:p text:style-name="Computer_20_Code"><text:s text:c="2"/>return new content_contenttypesapi_computerCodePlugin($args['data']);</text:p>
      <text:p text:style-name="Computer_20_Code">}</text:p>
      <text:p text:style-name="Text_20_body"/>
      <text:h text:style-name="Heading_20_2" text:outline-level="2">Edit template for content plugins</text:h>
      <text:p text:style-name="Text_20_body">The editing template included by the environment is:</text:p>
      <text:p text:style-name="Text_20_body"><text:s text:c="2"/>modules/MOD/pntemplates/contenttype/PLUGIN_edit.html</text:p>
      <text:p text:style-name="Text_20_body">This template <text:span text:style-name="T1">must</text:span> use pnForms plugins for editing. This ensures a standard way of validating and reading input values.</text:p>
      <text:p text:style-name="Text_20_body">Here is an example template from the 'Computer Code' plugin:</text:p>
      <text:p text:style-name="Computer_20_Code">&lt;!--[pnformlabel for=text text=_CONTENT_CONTENTENTTYPE_CCTEXTLABEL]--&gt;&lt;br /&gt;</text:p>
      <text:p text:style-name="Computer_20_Code">&lt;!--[pnformtextinput id=text textMode=multiline group=data cols=60 rows=20]--&gt;</text:p>
      <text:p text:style-name="Text_20_body"/>
      <text:p text:style-name="Text_20_body">The ID "text" is the name that will be used to save the actual computer code.</text:p>
      <text:h text:style-name="Heading_20_2" text:outline-level="2">Translating content</text:h>
      <text:p text:style-name="Text_20_body">If your plugin contains data that can be translated into other languages then you must implement a function "isTranslatable" in your plugin as here:</text:p>
      <text:p text:style-name="Computer_20_Code">function isTranslatable() { return true; }</text:p>
      <text:p text:style-name="Text_20_body"/>
      <text:p text:style-name="P3"><text:soft-page-break/>Further more you must supply two extra templates - one that shows the original data and one in which the user can enter the new data. If your plugin name is "PLUGIN" and belongs to module "MOD" then these templates must be named:</text:p>
      <text:p text:style-name="P2"><text:s text:c="2"/>modules/MOD/pntemplates/contenttype/PLUGIN_translate_original.html</text:p>
      <text:p text:style-name="P2"><text:s text:c="2"/>modules/MOD/pntemplates/contenttype/PLUGIN_translate_new.html</text:p>
      <text:p text:style-name="P2">The "new" template <text:span text:style-name="T1">must</text:span> use pnForms to edit the new data. It <text:span text:style-name="T1">must</text:span> also set group="translated" on all input plugins since Content will only look for translated data in this set.</text:p>
      <text:p text:style-name="Text_20_body">See for instance the HTML or Heading plugins for examples.</text:p>
      <text:h text:style-name="Heading_20_1" text:outline-level="1">Credits</text:h>
      <text:h text:style-name="Heading_20_3" text:outline-level="3">Developers</text:h>
      <text:p text:style-name="Text_20_body">Jorn Wildt (lead), Steffen Voss, Phillip Niethammer, Mateo Tiba Palacios</text:p>
      <text:h text:style-name="Heading_20_3" text:outline-level="3">Portal JavaScript (for drag and drop content items)</text:h>
      <text:p text:style-name="Text_20_body">Copyright (c) 2006 Sébastien Gruhier (<text:a xlink:type="simple" xlink:href="http://xilinus.com/">http://xilinus.com</text:a>, <text:a xlink:type="simple" xlink:href="http://itseb.com/">http://itseb.com</text:a>)</text:p>
      <text:h text:style-name="Heading_20_3" text:outline-level="3">phpFlickr (Flickr integration)</text:h>
      <text:p text:style-name="Text_20_body">Written by Dan Coulter (dancoulter@users.sourceforge.net)</text:p>
      <text:p text:style-name="Text_20_body">Project Homepage: <text:a xlink:type="simple" xlink:href="http://www.phpflickr.com/">http://www.phpflickr.com/</text:a></text:p>
      <text:h text:style-name="Heading_20_3" text:outline-level="3">SimplePie (RSS feeds)</text:h>
      <text:p text:style-name="Text_20_body">By Ryan Parman and Geoffrey Sneddon</text:p>
      <text:p text:style-name="Text_20_body"><text:a xlink:type="simple" xlink:href="http://simplepie.org/">http://simplepie.org</text:a></text:p>
      <text:h text:style-name="Heading_20_3" text:outline-level="3">LightboxXL</text:h>
      <text:p text:style-name="Text_20_body">Modification by Antonio Ramirez Cobos (<text:a xlink:type="simple" xlink:href="http://www.antcut.com/">http://www.antcut.com</text:a>)</text:p>
      <text:p text:style-name="Text_20_body">Original Lightbox++ Script: <text:a xlink:type="simple" xlink:href="http://www.codefidelity.com/blog/?page_id=7">http://www.codefidelity.com/blog/?page_id=7</text:a> which was a modification of original Lightbox Script by Lokesh Dhakar <text:a xlink:type="simple" xlink:href="http://www.huddletogether.com/projects/lightbox2/">http://www.huddletogether.com/projects/lightbox2/</text:a>.</text:p>
      <text:p text:style-name="Text_20_body">Licensed under the Creative Commons Attribution 2.5 License - <text:a xlink:type="simple" xlink:href="http://creativecommons.org/licenses/by/2.5/">http://creativecommons.org/licenses/by/2.5/</text:a></text:p>
      <text:h text:style-name="Heading_20_3" text:outline-level="3"><text:soft-page-break/>Greybox</text:h>
      <text:p text:style-name="Text_20_body">Unknown ...</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d"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fo:line-height="110%"/>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Verdan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puter_20_Code" style:display-name="Computer Code" style:family="paragraph" style:parent-style-name="Text_20_body" style:class="text" style:master-page-name="">
      <style:paragraph-properties fo:margin-left="0.199cm" fo:margin-right="0cm" fo:margin-top="0cm" fo:margin-bottom="0cm" fo:line-height="100%" fo:text-indent="0cm" style:auto-text-indent="false" style:page-number="auto"/>
      <style:text-properties style:font-name="Courier New" fo:font-size="9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Jørn Wildt</meta:initial-creator>
    <meta:creation-date>2008-08-24T13:56:08</meta:creation-date>
    <dc:creator>Jørn Wildt</dc:creator>
    <dc:date>2009-01-12T07:43:53</dc:date>
    <meta:editing-cycles>41</meta:editing-cycles>
    <meta:editing-duration>PT4H11M54S</meta:editing-duration>
    <meta:user-defined meta:name="Info 1"/>
    <meta:user-defined meta:name="Info 2"/>
    <meta:user-defined meta:name="Info 3"/>
    <meta:user-defined meta:name="Info 4"/>
    <meta:document-statistic meta:table-count="2" meta:image-count="0" meta:object-count="0" meta:page-count="9" meta:paragraph-count="180" meta:word-count="1479" meta:character-count="9452"/>
  </office:meta>
</office:document-meta>
</file>